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Parser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Parser.WSDLParser( DefinitionsDocument def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Parser.getSoapAddressLoca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